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9562c" officeooo:paragraph-rsid="0009562c"/>
    </style:style>
    <style:style style:name="P2" style:family="paragraph" style:parent-style-name="Standard">
      <style:paragraph-properties fo:text-align="start" style:justify-single-word="false"/>
      <style:text-properties officeooo:rsid="0009723c" officeooo:paragraph-rsid="0009723c"/>
    </style:style>
    <style:style style:name="P3" style:family="paragraph" style:parent-style-name="Standard">
      <style:paragraph-properties fo:text-align="start" style:justify-single-word="false"/>
      <style:text-properties officeooo:rsid="0009723c" officeooo:paragraph-rsid="0010e260"/>
    </style:style>
    <style:style style:name="P4" style:family="paragraph" style:parent-style-name="Standard">
      <style:paragraph-properties fo:text-align="start" style:justify-single-word="false"/>
      <style:text-properties officeooo:rsid="000b470c" officeooo:paragraph-rsid="000b470c"/>
    </style:style>
    <style:style style:name="P5" style:family="paragraph" style:parent-style-name="Standard">
      <style:paragraph-properties fo:text-align="start" style:justify-single-word="false"/>
      <style:text-properties officeooo:rsid="000df91f" officeooo:paragraph-rsid="000df91f"/>
    </style:style>
    <style:style style:name="P6" style:family="paragraph" style:parent-style-name="Standard">
      <style:paragraph-properties fo:text-align="start" style:justify-single-word="false"/>
      <style:text-properties officeooo:rsid="000fd00b" officeooo:paragraph-rsid="000fd00b"/>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0fd00b" officeooo:paragraph-rsid="000fd00b"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0b470c" officeooo:paragraph-rsid="000b470c"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09723c" officeooo:paragraph-rsid="0010e260" style:font-weight-asian="bold" style:font-weight-complex="bold"/>
    </style:style>
    <style:style style:name="P10" style:family="paragraph" style:parent-style-name="Standard">
      <style:paragraph-properties fo:text-align="start" style:justify-single-word="false"/>
      <style:text-properties style:text-underline-style="none" fo:font-weight="normal" officeooo:rsid="000fd00b" officeooo:paragraph-rsid="000fd00b"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2a1eb" officeooo:paragraph-rsid="0012a1eb" style:font-weight-asian="normal" style:font-weight-complex="normal"/>
    </style:style>
    <style:style style:name="T1" style:family="text">
      <style:text-properties officeooo:rsid="000cb3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ld Wars 2 Online Item Checker Outline</text:p>
      <text:p text:style-name="P1"/>
      <text:p text:style-name="P9">Idea: </text:p>
      <text:p text:style-name="P3"/>
      <text:p text:style-name="P3">Create a simple website which allows users to search through Guild Wars 2 items by entering a name or part of a name directly into a search bar or by filtering through a bunch of drop-down menus to find the items they require.</text:p>
      <text:p text:style-name="P2"/>
      <text:p text:style-name="P8">Technologies to be used: </text:p>
      <text:p text:style-name="P4"/>
      <text:p text:style-name="P4">ASP.NET WebAPI – Create a layer to call the GW2 Item API's and make the data usable by the rest of the application. <text:s/></text:p>
      <text:p text:style-name="P4"/>
      <text:p text:style-name="P4">ASP.NET MVC 4 – Create the server side code for dealing with requests and also caching/checking data for updates/errors before displaying. </text:p>
      <text:p text:style-name="P4"/>
      <text:p text:style-name="P4">Entity Framework – Used to store a local copy of all data requested and check date last cached.</text:p>
      <text:p text:style-name="P4"/>
      <text:p text:style-name="P4">Javascript/jQuery/jQuery UI – Used to create an interactive front end.</text:p>
      <text:p text:style-name="P4">HTML and CSS – <text:span text:style-name="T1">Structure and layout of front end.</text:span></text:p>
      <text:p text:style-name="P4"/>
      <text:p text:style-name="P5">SQL Server Compact – To store all responses to GW2 API requests for caching purposes.</text:p>
      <text:p text:style-name="P5"/>
      <text:p text:style-name="P7">Technical Challenges: </text:p>
      <text:p text:style-name="P10"/>
      <text:p text:style-name="P11">First off, create a small program to import all data from GW into Database. <text:s/>It needs to be able to run on demand meaning it will look for invalid references in the DB and remove them, ignore existing data which is still valid and recognise any new data from the GW2 API and add it to the database. It should also create a log of the amount of items added and removed each time it is ran.</text:p>
      <text:p text:style-name="P6"/>
      <text:p text:style-name="P6">Create a responsive front end solution which employs AJAX techniques to minimise the amount of pages a user needs to traverse to get the desired result.</text:p>
      <text:p text:style-name="P6"/>
      <text:p text:style-name="P6">Create a database of items from the GW2 API, ensure each time an item is requested by a user the database is first looked at, if the item exists in there check to see if it was last updated within the last day, if it is then use the local data, otherwise make a call to the GW2 API and update the database with the latest informatio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09:50:29.917000000</meta:creation-date>
    <dc:date>2014-05-04T10:20:26.781000000</dc:date>
    <meta:editing-duration>PT28M58S</meta:editing-duration>
    <meta:editing-cycles>9</meta:editing-cycles>
    <meta:generator>LibreOffice/4.2.3.3$Windows_x86 LibreOffice_project/882f8a0a489bc99a9e60c7905a60226254cb6ff0</meta:generator>
    <meta:document-statistic meta:table-count="0" meta:image-count="0" meta:object-count="0" meta:page-count="1" meta:paragraph-count="14" meta:word-count="318" meta:character-count="1748" meta:non-whitespace-character-count="1431"/>
  </office:meta>
</office:document-meta>
</file>